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b7ce" officeooo:paragraph-rsid="0009b7c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92f3" officeooo:paragraph-rsid="000a92f3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a92f3" officeooo:paragraph-rsid="000a92f3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aad1d" officeooo:paragraph-rsid="000aad1d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baa5c" officeooo:paragraph-rsid="000baa5c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baa5c" officeooo:paragraph-rsid="000baa5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e3aab" officeooo:paragraph-rsid="000e3aab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e3aab" officeooo:paragraph-rsid="001088a1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f744a" officeooo:paragraph-rsid="000f744a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088a1" officeooo:paragraph-rsid="001088a1"/>
    </style:style>
    <style:style style:name="P11" style:family="paragraph" style:parent-style-name="Standard">
      <style:paragraph-properties fo:text-align="start" style:justify-single-word="false" fo:break-before="page"/>
      <style:text-properties style:text-underline-style="none" officeooo:rsid="001088a1" officeooo:paragraph-rsid="001088a1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1bee5" officeooo:paragraph-rsid="0011bee5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35353" officeooo:paragraph-rsid="00135353"/>
    </style:style>
    <style:style style:name="P14" style:family="paragraph" style:parent-style-name="Standard">
      <style:paragraph-properties fo:text-align="start" style:justify-single-word="false" fo:break-before="page"/>
      <style:text-properties style:text-underline-style="none" officeooo:rsid="00135353" officeooo:paragraph-rsid="00135353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48505" officeooo:paragraph-rsid="00148505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3aab" officeooo:paragraph-rsid="000e3aab"/>
    </style:style>
    <style:style style:name="T1" style:family="text">
      <style:text-properties officeooo:rsid="000aad1d"/>
    </style:style>
    <style:style style:name="T2" style:family="text">
      <style:text-properties officeooo:rsid="000b213b"/>
    </style:style>
    <style:style style:name="T3" style:family="text">
      <style:text-properties officeooo:rsid="000bfc99"/>
    </style:style>
    <style:style style:name="T4" style:family="text">
      <style:text-properties officeooo:rsid="001088a1"/>
    </style:style>
    <style:style style:name="T5" style:family="text">
      <style:text-properties style:text-position="sub 58%" officeooo:rsid="001088a1"/>
    </style:style>
    <style:style style:name="T6" style:family="text">
      <style:text-properties style:text-position="0% 100%" officeooo:rsid="001088a1"/>
    </style:style>
    <style:style style:name="T7" style:family="text">
      <style:text-properties officeooo:rsid="0011bee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47dda" style:font-weight-asian="normal" style:font-weight-complex="normal"/>
    </style:style>
    <style:style style:name="T10" style:family="text">
      <style:text-properties fo:font-weight="normal" officeooo:rsid="001612e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 Archi</text:p>
      <text:p text:style-name="P1">TD2</text:p>
      <text:p text:style-name="P1"/>
      <text:p text:style-name="P2">1) Numérotation</text:p>
      <text:p text:style-name="P2"/>
      <text:p text:style-name="P3">1) <text:span text:style-name="T1">0,1,2,3,4,5,6,7,8,9,A,B,C</text:span></text:p>
      <text:p text:style-name="P3"/>
      <text:p text:style-name="P4">2) <text:span text:style-name="T2">(6) base 10 = (6) base 13</text:span></text:p>
      <text:p text:style-name="P5"><text:s text:c="4"/>(17) base 10 = (14) base 13</text:p>
      <text:p text:style-name="P5"><text:s text:c="4"/>(25) base 10 = (1B) base 13</text:p>
      <text:p text:style-name="P5"/>
      <text:p text:style-name="P5">3) <text:span text:style-name="T3">(CCCC) base 13 = 12+12*13+12*13²+12*13³</text:span></text:p>
      <text:p text:style-name="P5"/>
      <text:p text:style-name="P5"/>
      <text:p text:style-name="P5"/>
      <text:p text:style-name="P16">2) Changement de base</text:p>
      <text:p text:style-name="P7"/>
      <text:p text:style-name="P7">2.1) Conversion en base 10</text:p>
      <text:p text:style-name="P7"/>
      <text:p text:style-name="P7">1)</text:p>
      <text:p text:style-name="P7"/>
      <text:p text:style-name="P7"/>
      <text:p text:style-name="P7"/>
      <text:p text:style-name="P8">2.<text:span text:style-name="T4">2</text:span>) <text:span text:style-name="T4">Convertir 319</text:span><text:span text:style-name="T5">10 </text:span><text:span text:style-name="T6">en bases 2 et 12</text:span></text:p>
      <text:p text:style-name="P8"><text:span text:style-name="T6"/></text:p>
      <text:p text:style-name="P8">En base 2</text:p>
      <text:p text:style-name="P7">319 = 159 *2 + 1 </text:p>
      <text:p text:style-name="P9">159 = 79 *2 +1</text:p>
      <text:p text:style-name="P9">79 = 39 * 2 +1</text:p>
      <text:p text:style-name="P9">39 = 19 * 2 + 1</text:p>
      <text:p text:style-name="P9">19 = 9 * 2 + 1 </text:p>
      <text:p text:style-name="P9">9 = 4 * 2 + 1 </text:p>
      <text:p text:style-name="P9">4 = 1 * 2 + 0 </text:p>
      <text:p text:style-name="P9">1 = 0 * 2 + 1</text:p>
      <text:p text:style-name="P9"/>
      <text:p text:style-name="P9">319 base 2 = 10111111</text:p>
      <text:p text:style-name="P9"/>
      <text:p text:style-name="P9">En base 12 </text:p>
      <text:p text:style-name="P9">319 = 26 * 12 + 7</text:p>
      <text:p text:style-name="P9">26 = 2 * 12 + 2</text:p>
      <text:p text:style-name="P9">2 = 0 * 12 + 2 </text:p>
      <text:p text:style-name="P9"/>
      <text:p text:style-name="P9">319 en base 12 = 227 </text:p>
      <text:p text:style-name="P9"/>
      <text:p text:style-name="P9"/>
      <text:p text:style-name="P9"/>
      <text:p text:style-name="P11">2.3) Coder l’entier 3133 successivement en base 2, 8 ,16</text:p>
      <text:p text:style-name="P10"/>
      <text:p text:style-name="P10">3133 = 1566 * 2 + 1</text:p>
      <text:p text:style-name="P10">1556 = 783 <text:s/>* 2 + 0 </text:p>
      <text:p text:style-name="P10">783 = 391 * 2 + <text:span text:style-name="T7">1</text:span></text:p>
      <text:p text:style-name="P12">391 = 195 * 2 + 1</text:p>
      <text:p text:style-name="P12">195 = 97 * 2 + 1 </text:p>
      <text:p text:style-name="P12">97 = 48 * 2 + 0</text:p>
      <text:p text:style-name="P12">48 = 24 * 2 + 0</text:p>
      <text:p text:style-name="P12">24 = 12 * 2 + 0</text:p>
      <text:p text:style-name="P12">12 = 6 *2 + 0</text:p>
      <text:p text:style-name="P12">6 = 3 * 2 + 0 </text:p>
      <text:p text:style-name="P12">3 = 1 * 2 + 1</text:p>
      <text:p text:style-name="P12">1 = 0 * 2 +1</text:p>
      <text:p text:style-name="P12"/>
      <text:p text:style-name="P12">En base 3, <text:s/>3133 = 110000011101</text:p>
      <text:p text:style-name="P12"/>
      <text:p text:style-name="P12"/>
      <text:p text:style-name="P12">En base 8</text:p>
      <text:p text:style-name="P12"/>
      <text:p text:style-name="P12">3133 = 391 * 8 + 5 </text:p>
      <text:p text:style-name="P12">391 = 48 * 8 + 7 </text:p>
      <text:p text:style-name="P12">48 = 6 * 8 + 0 </text:p>
      <text:p text:style-name="P12">6 = 0 * 8 + 6 </text:p>
      <text:p text:style-name="P12"/>
      <text:p text:style-name="P12">En base 8, <text:s/>3133 = 6075</text:p>
      <text:p text:style-name="P12"/>
      <text:p text:style-name="P12"/>
      <text:p text:style-name="P12">En base 16 </text:p>
      <text:p text:style-name="P12"/>
      <text:p text:style-name="P12">3133 = 195 * 16 + 13</text:p>
      <text:p text:style-name="P12">195 = 12 * 16 + 3</text:p>
      <text:p text:style-name="P12">12 = 0 * 16 + 12 </text:p>
      <text:p text:style-name="P12"/>
      <text:p text:style-name="P12">En base 16, <text:s/>3133 = C3D</text:p>
      <text:p text:style-name="P7"/>
      <text:p text:style-name="P7"/>
      <text:p text:style-name="P13">2.4) Donner la valeur décimale du nombre 11010, dans le cas d'un codage en base 2, 8 ou 16</text:p>
      <text:p text:style-name="P13"/>
      <text:p text:style-name="P13">En base 2 =<text:span text:style-name="T8"> <text:s/>26</text:span></text:p>
      <text:p text:style-name="P13"><text:span text:style-name="T8"/></text:p>
      <text:p text:style-name="P13"><text:span text:style-name="T8">En base 8 = 4616</text:span></text:p>
      <text:p text:style-name="P13"><text:span text:style-name="T8"/></text:p>
      <text:p text:style-name="P13"><text:span text:style-name="T8">En base 16 = 69648</text:span></text:p>
      <text:p text:style-name="P13"><text:span text:style-name="T8"/></text:p>
      <text:p text:style-name="P14"><text:span text:style-name="T8">2.5)Conversion rapide hexadécimal vers binaire / octal et binaire vers</text:span></text:p>
      <text:p text:style-name="P13"><text:span text:style-name="T8">octal / hexadécimal</text:span></text:p>
      <text:p text:style-name="P13"><text:span text:style-name="T8"/></text:p>
      <text:p text:style-name="P15"><text:span text:style-name="T8">1)</text:span></text:p>
      <text:p text:style-name="P13"><text:span text:style-name="T8">En base 2 <text:s/>FD5A87 = 1111 1101 0101 1010 1000 0111</text:span></text:p>
      <text:p text:style-name="P13"><text:span text:style-name="T8">En base 8 FD5A87 = </text:span><text:span text:style-name="T9">77255207</text:span></text:p>
      <text:p text:style-name="P13"><text:span text:style-name="T9"/></text:p>
      <text:p text:style-name="P15"><text:span text:style-name="T9">2</text:span><text:span text:style-name="T8">)</text:span></text:p>
      <text:p text:style-name="P15"><text:span text:style-name="T8">En base 8 10011010101 = </text:span><text:span text:style-name="T10">2325</text:span></text:p>
      <text:p text:style-name="P15"><text:span text:style-name="T8">En base 16 10011010101 = </text:span><text:span text:style-name="T10">4D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5:46:33.385016014</meta:creation-date>
    <dc:date>2022-11-14T14:48:20.524869027</dc:date>
    <meta:editing-duration>PT43M32S</meta:editing-duration>
    <meta:editing-cycles>15</meta:editing-cycles>
    <meta:generator>LibreOffice/7.3.6.2$Linux_X86_64 LibreOffice_project/30$Build-2</meta:generator>
    <meta:document-statistic meta:table-count="0" meta:image-count="0" meta:object-count="0" meta:page-count="3" meta:paragraph-count="64" meta:word-count="389" meta:character-count="1323" meta:non-whitespace-character-count="971"/>
  </office:meta>
</office:document-meta>
</file>